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Arial"/>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font-size-asian="12pt" style:font-size-complex="12pt"/>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break-before="page"/>
      <style:text-properties style:font-name="Arial" fo:font-size="12pt" style:font-size-asian="12pt" style:font-size-complex="12pt"/>
    </style:style>
    <style:style style:name="P10" style:family="paragraph" style:parent-style-name="Standard" style:list-style-name="L1"/>
    <style:style style:name="P11" style:family="paragraph" style:parent-style-name="Standard" style:list-style-name="L2">
      <style:text-properties style:font-name="Arial"/>
    </style:style>
    <style:style style:name="P12" style:family="paragraph" style:parent-style-name="Standard">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 sobre Views no PostgreSQL</text:p>
      <text:p text:style-name="Standard"/>
      <text:p text:style-name="Standard"/>
      <text:p text:style-name="Standard"><text:span text:style-name="T1">View</text:span> – uma view é uma consulta que recebe um nome e é armazenada no banco em que é criada.</text:p>
      <text:p text:style-name="Standard"/>
      <text:p text:style-name="P4">Em que elas são úteis? Elas economizam grande quantidade de digitação e esforço e apresentam somente os dados que desejamos.</text:p>
      <text:p text:style-name="P4"/>
      <text:p text:style-name="Standard">postgres=# \h create view</text:p>
      <text:p text:style-name="Standard">CREATE [ OR REPLACE ] [ TEMP | TEMPORARY ] VIEW name [ ( column_name [, ...] ) ]</text:p>
      <text:p text:style-name="Standard"><text:s text:c="4"/>AS query</text:p>
      <text:p text:style-name="Standard"/>
      <text:p text:style-name="Standard">Pela sintaxe vemos que podemos usar:</text:p>
      <text:list text:style-name="L1">
        <text:list-item>
          <text:p text:style-name="P10">OR REPLACE para ao criar, se já existir sobrescrever a existente</text:p>
        </text:list-item>
        <text:list-item>
          <text:p text:style-name="P10">TEMP ou TEMPORARY para criar uma view temporária, com tempo de vida restrito à seção atual. Ao fechar o cliente (psql, pgAdmin, etc) a view criada é extinta.</text:p>
        </text:list-item>
        <text:list-item>
          <text:p text:style-name="P10">Podemos criar apelidos para os campos da tabela na view com as column_name, ...</text:p>
        </text:list-item>
      </text:list>
      <text:p text:style-name="Standard"/>
      <text:p text:style-name="Standard">Como a view praticamente é uma consulta, ela pode conter tudo que podemos usar em uma consulta em SQL.</text:p>
      <text:p text:style-name="Standard"/>
      <text:p text:style-name="P1">Exemplo simples:</text:p>
      <text:p text:style-name="Standard"/>
      <text:p text:style-name="Standard">Caso uma empresa precise da relação mensal de aniversariantes de seus clientes, então é útil criar uma view com o seguinte conteúdo:</text:p>
      <text:p text:style-name="Standard"/>
      <text:p text:style-name="Standard">create table clientes(nome char(45) primary key, data_nasc date);</text:p>
      <text:p text:style-name="Standard"/>
      <text:p text:style-name="Standard">insert into clientes values ('João', '1986-05-29');</text:p>
      <text:p text:style-name="Standard">insert into clientes values ('Emanuela', '1978-05-29');</text:p>
      <text:p text:style-name="Standard">insert into clientes values ('Gerardo', '1967-05-29');</text:p>
      <text:p text:style-name="Standard">insert into clientes values ('Pedro', '1969-02-25');</text:p>
      <text:p text:style-name="Standard">-- to_char(current_date, 'DD/MM');</text:p>
      <text:p text:style-name="Standard"/>
      <text:p text:style-name="Standard">SET DATESTYLE TO sql,dmy;</text:p>
      <text:p text:style-name="Standard"/>
      <text:p text:style-name="Standard">CREATE OR REPLACE VIEW v_clientes_aniversariantes AS </text:p>
      <text:p text:style-name="Standard"><text:tab/>SELECT nome <text:s/>FROM clientes </text:p>
      <text:p text:style-name="Standard"><text:tab/>WHERE to_char(data_nasc, 'DD/MM')=to_char(current_date, 'DD/MM');</text:p>
      <text:p text:style-name="Standard"/>
      <text:p text:style-name="Standard">Executando:</text:p>
      <text:p text:style-name="Standard"/>
      <text:p text:style-name="Standard">select * from v_clientes_aniversariantes;</text:p>
      <text:p text:style-name="Standard"/>
      <text:p text:style-name="Standard">Usando Datas:</text:p>
      <text:p text:style-name="Standard">SELECT '10/01/2005'::DATE - '01/01/2000'::DATE</text:p>
      <text:p text:style-name="Standard">SELECT NOW() - '2001/1/1'</text:p>
      <text:p text:style-name="Standard">SELECT (current_date - '1956-08-03')/365</text:p>
      <text:p text:style-name="Standard">SELECT 'today'::date;</text:p>
      <text:p text:style-name="Standard">SELECT '12:16'::time;</text:p>
      <text:p text:style-name="Standard">SELECT '12:16:32.43'::time with time zone;</text:p>
      <text:p text:style-name="Standard">SELECT 'now'::time with time zone;</text:p>
      <text:p text:style-name="Standard"><text:soft-page-break/>SELECT '2001-01-12'::timestamp;</text:p>
      <text:p text:style-name="Standard"/>
      <text:p text:style-name="P4"/>
      <text:p text:style-name="P6">Criando Uma View</text:p>
      <text:p text:style-name="P4">CREATE VIEW recent_shipments</text:p>
      <text:p text:style-name="P4"><text:s text:c="8"/>AS SELECT count(*) AS num_shipped, max(ship_date), title</text:p>
      <text:p text:style-name="P4"><text:s text:c="11"/>FROM shipments</text:p>
      <text:p text:style-name="P4"><text:s text:c="11"/>JOIN editions USING (isbn)</text:p>
      <text:p text:style-name="P4"><text:s text:c="11"/>NATURAL JOIN books AS b (book_id)</text:p>
      <text:p text:style-name="P4"><text:s text:c="11"/>GROUP BY b.title</text:p>
      <text:p text:style-name="P4"><text:s text:c="11"/>ORDER BY num_shipped DESC;</text:p>
      <text:p text:style-name="P4"/>
      <text:p text:style-name="P5">Usando Uma View</text:p>
      <text:p text:style-name="P4">SELECT * FROM recent_shipments;</text:p>
      <text:p text:style-name="P4">SELECT * FROM recent_shipments</text:p>
      <text:p text:style-name="P4"><text:s text:c="8"/>ORDER BY max DESC</text:p>
      <text:p text:style-name="P4"><text:s text:c="8"/>LIMIT 3;</text:p>
      <text:p text:style-name="P5"/>
      <text:p text:style-name="P5"/>
      <text:p text:style-name="P9"/>
      <text:p text:style-name="P6">Destruindo Uma View</text:p>
      <text:p text:style-name="P4">DROP VIEW nomeview;</text:p>
      <text:p text:style-name="P5"/>
      <text:p text:style-name="P5">Criar as Tabelas que servirão de Base</text:p>
      <text:p text:style-name="P4"/>
      <text:p text:style-name="P4">CREATE TABLE client (</text:p>
      <text:p text:style-name="P4"><text:tab/>clientid SERIAL NOT NULL PRIMARY KEY, </text:p>
      <text:p text:style-name="P4"><text:tab/>clientname VARCHAR(255)</text:p>
      <text:p text:style-name="P4">);</text:p>
      <text:p text:style-name="P4"/>
      <text:p text:style-name="P4">CREATE TABLE clientcontact (</text:p>
      <text:p text:style-name="P4"><text:tab/>contactid SERIAL NOT NULL PRIMARY KEY, </text:p>
      <text:p text:style-name="P4"><text:tab/>clientid int CONSTRAINT client_contact_check REFERENCES client(clientid), </text:p>
      <text:p text:style-name="P4"><text:tab/>name VARCHAR(255), </text:p>
      <text:p text:style-name="P4"><text:tab/>phone VARCHAR(255), </text:p>
      <text:p text:style-name="P4"><text:tab/>fax VARCHAR(255), </text:p>
      <text:p text:style-name="P4"><text:tab/>emailaddress VARCHAR(255)</text:p>
      <text:p text:style-name="P4">);</text:p>
      <text:p text:style-name="P4"/>
      <text:p text:style-name="P4">CREATE VIEW client_contact_list AS </text:p>
      <text:p text:style-name="P4">SELECT client.clientid, clientname, name, emailaddress FROM client, clientcontact </text:p>
      <text:p text:style-name="P4">WHERE client.clientid = clientcontact.clientid;</text:p>
      <text:p text:style-name="P4"/>
      <text:p text:style-name="P4">O nome da visão deve ser distinto do nome de qualquer outra visão, tabela, seqüência ou índice no mesmo esquema.</text:p>
      <text:p text:style-name="P4"/>
      <text:p text:style-name="P4">A visão não é materializada fisicamente. Em vez disso, a consulta é executada toda vez que a visão é referenciada em uma consulta.</text:p>
      <text:p text:style-name="P4"/>
      <text:p text:style-name="P4">Fazer livre uso de visões é um aspecto chave de um bom projeto de banco de dados SQL.</text:p>
      <text:p text:style-name="P4"/>
      <text:p text:style-name="P4">As visões podem ser utilizadas em praticamente todos os lugares onde uma tabela real pode ser utilizada. Construir visões baseadas em visões não é raro.</text:p>
      <text:p text:style-name="P4">Atualmente, as visões são somente para leitura: o sistema não permite inserção, atualização ou exclusão em uma visão. É possível obter o efeito de uma visão atualizável criando regras que reescrevem as inserções, etc. na visão como ações apropriadas em outras tabelas. Para obter informações adicionais consulte o comando CREATE RULE.</text:p>
      <text:p text:style-name="P4"/>
      <text:p text:style-name="P4">CREATE VIEW vista AS SELECT 'Hello World';</text:p>
      <text:p text:style-name="P4">é ruim por dois motivos: o nome padrão da coluna é ?column?, e o tipo de dado padrão da coluna é unknown. Se for desejado um literal cadeia de caracteres no resultado da visão deve ser utilizado algo como CREATE VIEW vista AS SELECT text 'Hello World' AS hello;</text:p>
      <text:p text:style-name="P4"/>
      <text:p text:style-name="P5">Veja capítulo 4 do Livro "Pratical PostgreSQL"</text:p>
      <text:p text:style-name="P4">Supondo que uma consulta seja de particular interesse para uma aplicação, mas que não se deseja digitar esta consulta toda vez que for necessária, então é possível criar uma view baseada na consulta, atribuindo um nome a esta consulta pelo qual será possível referenciá-la como se fosse uma tabela comum.</text:p>
      <text:p text:style-name="P4"/>
      <text:p text:style-name="P4"><text:soft-page-break/>CREATE VIEW minha_view AS</text:p>
      <text:p text:style-name="P4">   SELECT cidade, temp_min, temp_max, prcp, data, localizacao</text:p>
      <text:p text:style-name="P4">       FROM clima, cidades</text:p>
      <text:p text:style-name="P4">       WHERE cidade = nome;</text:p>
      <text:p text:style-name="P4">SELECT * FROM minha_visao;</text:p>
      <text:p text:style-name="P4"/>
      <text:p text:style-name="P4">Fazer livre uso de visões é um aspecto chave de um bom projeto de banco de dados SQL. As visões permitem encapsular, atrás de interfaces que não mudam, os detalhes da estrutura das tabelas, que podem mudar na medida em que as aplicações evoluem.</text:p>
      <text:p text:style-name="P4"/>
      <text:p text:style-name="P4">As visões podem ser utilizadas em praticamente todos os lugares onde uma tabela real pode ser utilizada. Construir visões baseadas em visões não é raro.</text:p>
      <text:p text:style-name="Standard"/>
      <text:p text:style-name="Standard"/>
      <text:p text:style-name="P7"/>
      <text:p text:style-name="P7">Views</text:p>
      <text:p text:style-name="P3"/>
      <text:p text:style-name="P3">Objeto armazenado no banco de dados e destinado a visualizar informações de uma ou mais tabelas, criando com um select.</text:p>
      <text:p text:style-name="P3"/>
      <text:p text:style-name="P3">Uma view não guarda registros, pois estes permanecem nas tabelas de origem.</text:p>
      <text:p text:style-name="P3"/>
      <text:p text:style-name="P3">Uma view pode se referir a uma tabela ou a outra view e também usar funções.</text:p>
      <text:p text:style-name="P3"/>
      <text:p text:style-name="P3">Sempre que são executadas seus dados são atualizados com as alterações das tabelas.</text:p>
      <text:p text:style-name="P3"/>
      <text:p text:style-name="P7">Objetivos:</text:p>
      <text:p text:style-name="P3"/>
      <text:list text:style-name="L2">
        <text:list-item>
          <text:p text:style-name="P11">Filtrar informações para os programadores;</text:p>
        </text:list-item>
        <text:list-item>
          <text:p text:style-name="P11">Simplificar consultas;</text:p>
        </text:list-item>
        <text:list-item>
          <text:p text:style-name="P11">Cada usuário ou grupo pode acessar somente aquilo que está sob seu domínio;</text:p>
        </text:list-item>
        <text:list-item>
          <text:p text:style-name="P11">Alterações futuras nas tabelas não requerem alterações no código do programador.</text:p>
        </text:list-item>
      </text:list>
      <text:p text:style-name="P3"/>
      <text:p text:style-name="P7">Criando:</text:p>
      <text:p text:style-name="P3"/>
      <text:p text:style-name="P3">create view nome as select * from tabela;</text:p>
      <text:p text:style-name="P3"/>
      <text:p text:style-name="P3"/>
      <text:p text:style-name="P3">create view nome (campo1, campo2, campo3) as </text:p>
      <text:p text:style-name="P3"><text:tab/>select <text:s/>campoa, campob, campoc from tabela;</text:p>
      <text:p text:style-name="P3"/>
      <text:p text:style-name="P3">campoa receberá campo1, campob receberá campo2 e campoc receberá campo3.</text:p>
      <text:p text:style-name="P3"/>
      <text:p text:style-name="P7">Executando uma view:</text:p>
      <text:p text:style-name="P3"/>
      <text:p text:style-name="P3">select * from nomeview;</text:p>
      <text:p text:style-name="P3"/>
      <text:p text:style-name="P3">Também podemos passar parâmetros:</text:p>
      <text:p text:style-name="P3"/>
      <text:p text:style-name="P3">select * from nomeview where campoa=2;</text:p>
      <text:p text:style-name="P3"/>
      <text:p text:style-name="P8">Colaboração – Ribamar 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pt" fo:country="P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9T17:51:29</meta:creation-date>
    <dc:date>2008-06-08T11:53:43</dc:date>
    <meta:editing-cycles>28</meta:editing-cycles>
    <meta:editing-duration>PT1H35M23S</meta:editing-duration>
    <meta:user-defined meta:name="Info 1"/>
    <meta:user-defined meta:name="Info 2"/>
    <meta:user-defined meta:name="Info 3"/>
    <meta:user-defined meta:name="Info 4"/>
    <meta:document-statistic meta:table-count="0" meta:image-count="0" meta:object-count="0" meta:page-count="4" meta:paragraph-count="101" meta:word-count="907" meta:character-count="5673"/>
  </office:meta>
</office:document-meta>
</file>